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2.1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02779" calcext:value-type="float">
            <text:p>0,902779</text:p>
          </table:table-cell>
          <table:table-cell office:value-type="float" office:value="0.019208" calcext:value-type="float">
            <text:p>0,019208</text:p>
          </table:table-cell>
          <table:table-cell office:value-type="float" office:value="1.418963" calcext:value-type="float">
            <text:p>1,418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0.902779" calcext:value-type="float">
            <text:p>0,902779</text:p>
          </table:table-cell>
          <table:table-cell office:value-type="float" office:value="0.019183" calcext:value-type="float">
            <text:p>0,019183</text:p>
          </table:table-cell>
          <table:table-cell office:value-type="float" office:value="1.418947" calcext:value-type="float">
            <text:p>1,4189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0.902776" calcext:value-type="float">
            <text:p>0,902776</text:p>
          </table:table-cell>
          <table:table-cell office:value-type="float" office:value="0.019197" calcext:value-type="float">
            <text:p>0,019197</text:p>
          </table:table-cell>
          <table:table-cell office:value-type="float" office:value="1.418952" calcext:value-type="float">
            <text:p>1,418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90278" calcext:value-type="float">
            <text:p>0,90278</text:p>
          </table:table-cell>
          <table:table-cell office:value-type="float" office:value="0.019209" calcext:value-type="float">
            <text:p>0,019209</text:p>
          </table:table-cell>
          <table:table-cell office:value-type="float" office:value="1.418955" calcext:value-type="float">
            <text:p>1,418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0.902782" calcext:value-type="float">
            <text:p>0,902782</text:p>
          </table:table-cell>
          <table:table-cell office:value-type="float" office:value="0.019205" calcext:value-type="float">
            <text:p>0,019205</text:p>
          </table:table-cell>
          <table:table-cell office:value-type="float" office:value="1.418959" calcext:value-type="float">
            <text:p>1,4189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0.902776" calcext:value-type="float">
            <text:p>0,902776</text:p>
          </table:table-cell>
          <table:table-cell office:value-type="float" office:value="0.019211" calcext:value-type="float">
            <text:p>0,019211</text:p>
          </table:table-cell>
          <table:table-cell office:value-type="float" office:value="1.418963" calcext:value-type="float">
            <text:p>1,4189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0.902783" calcext:value-type="float">
            <text:p>0,902783</text:p>
          </table:table-cell>
          <table:table-cell office:value-type="float" office:value="0.019209" calcext:value-type="float">
            <text:p>0,019209</text:p>
          </table:table-cell>
          <table:table-cell office:value-type="float" office:value="1.418939" calcext:value-type="float">
            <text:p>1,4189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0.902786" calcext:value-type="float">
            <text:p>0,902786</text:p>
          </table:table-cell>
          <table:table-cell office:value-type="float" office:value="0.019193" calcext:value-type="float">
            <text:p>0,019193</text:p>
          </table:table-cell>
          <table:table-cell office:value-type="float" office:value="1.418956" calcext:value-type="float">
            <text:p>1,418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902779" calcext:value-type="float">
            <text:p>0,902779</text:p>
          </table:table-cell>
          <table:table-cell office:value-type="float" office:value="0.019214" calcext:value-type="float">
            <text:p>0,019214</text:p>
          </table:table-cell>
          <table:table-cell office:value-type="float" office:value="1.418951" calcext:value-type="float">
            <text:p>1,4189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0.902766" calcext:value-type="float">
            <text:p>0,902766</text:p>
          </table:table-cell>
          <table:table-cell office:value-type="float" office:value="0.019208" calcext:value-type="float">
            <text:p>0,019208</text:p>
          </table:table-cell>
          <table:table-cell office:value-type="float" office:value="1.418938" calcext:value-type="float">
            <text:p>1,418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0.902773" calcext:value-type="float">
            <text:p>0,902773</text:p>
          </table:table-cell>
          <table:table-cell office:value-type="float" office:value="0.019206" calcext:value-type="float">
            <text:p>0,019206</text:p>
          </table:table-cell>
          <table:table-cell office:value-type="float" office:value="1.41895" calcext:value-type="float">
            <text:p>1,41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0.902775" calcext:value-type="float">
            <text:p>0,902775</text:p>
          </table:table-cell>
          <table:table-cell office:value-type="float" office:value="0.019218" calcext:value-type="float">
            <text:p>0,019218</text:p>
          </table:table-cell>
          <table:table-cell office:value-type="float" office:value="1.418944" calcext:value-type="float">
            <text:p>1,4189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0.902775" calcext:value-type="float">
            <text:p>0,902775</text:p>
          </table:table-cell>
          <table:table-cell office:value-type="float" office:value="0.019206" calcext:value-type="float">
            <text:p>0,019206</text:p>
          </table:table-cell>
          <table:table-cell office:value-type="float" office:value="1.418963" calcext:value-type="float">
            <text:p>1,418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0.902771" calcext:value-type="float">
            <text:p>0,902771</text:p>
          </table:table-cell>
          <table:table-cell office:value-type="float" office:value="0.019213" calcext:value-type="float">
            <text:p>0,019213</text:p>
          </table:table-cell>
          <table:table-cell office:value-type="float" office:value="1.418948" calcext:value-type="float">
            <text:p>1,418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0.90278" calcext:value-type="float">
            <text:p>0,90278</text:p>
          </table:table-cell>
          <table:table-cell office:value-type="float" office:value="0.019194" calcext:value-type="float">
            <text:p>0,019194</text:p>
          </table:table-cell>
          <table:table-cell office:value-type="float" office:value="1.41894" calcext:value-type="float">
            <text:p>1,418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0.90279" calcext:value-type="float">
            <text:p>0,90279</text:p>
          </table:table-cell>
          <table:table-cell office:value-type="float" office:value="0.01919" calcext:value-type="float">
            <text:p>0,01919</text:p>
          </table:table-cell>
          <table:table-cell office:value-type="float" office:value="1.418926" calcext:value-type="float">
            <text:p>1,4189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902772" calcext:value-type="float">
            <text:p>0,902772</text:p>
          </table:table-cell>
          <table:table-cell office:value-type="float" office:value="0.019187" calcext:value-type="float">
            <text:p>0,019187</text:p>
          </table:table-cell>
          <table:table-cell office:value-type="float" office:value="1.418952" calcext:value-type="float">
            <text:p>1,4189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0.902772" calcext:value-type="float">
            <text:p>0,902772</text:p>
          </table:table-cell>
          <table:table-cell office:value-type="float" office:value="0.019186" calcext:value-type="float">
            <text:p>0,019186</text:p>
          </table:table-cell>
          <table:table-cell office:value-type="float" office:value="1.418942" calcext:value-type="float">
            <text:p>1,4189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0.902771" calcext:value-type="float">
            <text:p>0,902771</text:p>
          </table:table-cell>
          <table:table-cell office:value-type="float" office:value="0.019196" calcext:value-type="float">
            <text:p>0,019196</text:p>
          </table:table-cell>
          <table:table-cell office:value-type="float" office:value="1.418952" calcext:value-type="float">
            <text:p>1,4189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0.902779" calcext:value-type="float">
            <text:p>0,902779</text:p>
          </table:table-cell>
          <table:table-cell office:value-type="float" office:value="0.019198" calcext:value-type="float">
            <text:p>0,019198</text:p>
          </table:table-cell>
          <table:table-cell office:value-type="float" office:value="1.41894" calcext:value-type="float">
            <text:p>1,418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0.902771" calcext:value-type="float">
            <text:p>0,902771</text:p>
          </table:table-cell>
          <table:table-cell office:value-type="float" office:value="0.019172" calcext:value-type="float">
            <text:p>0,019172</text:p>
          </table:table-cell>
          <table:table-cell office:value-type="float" office:value="1.418933" calcext:value-type="float">
            <text:p>1,4189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0.902787" calcext:value-type="float">
            <text:p>0,902787</text:p>
          </table:table-cell>
          <table:table-cell office:value-type="float" office:value="0.019197" calcext:value-type="float">
            <text:p>0,019197</text:p>
          </table:table-cell>
          <table:table-cell office:value-type="float" office:value="1.418923" calcext:value-type="float">
            <text:p>1,418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0.902775" calcext:value-type="float">
            <text:p>0,902775</text:p>
          </table:table-cell>
          <table:table-cell office:value-type="float" office:value="0.019206" calcext:value-type="float">
            <text:p>0,019206</text:p>
          </table:table-cell>
          <table:table-cell office:value-type="float" office:value="1.418932" calcext:value-type="float">
            <text:p>1,4189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0.902767" calcext:value-type="float">
            <text:p>0,902767</text:p>
          </table:table-cell>
          <table:table-cell office:value-type="float" office:value="0.019179" calcext:value-type="float">
            <text:p>0,019179</text:p>
          </table:table-cell>
          <table:table-cell office:value-type="float" office:value="1.418941" calcext:value-type="float">
            <text:p>1,4189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0.90279" calcext:value-type="float">
            <text:p>0,90279</text:p>
          </table:table-cell>
          <table:table-cell office:value-type="float" office:value="0.019205" calcext:value-type="float">
            <text:p>0,019205</text:p>
          </table:table-cell>
          <table:table-cell office:value-type="float" office:value="1.418935" calcext:value-type="float">
            <text:p>1,4189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902773" calcext:value-type="float">
            <text:p>0,902773</text:p>
          </table:table-cell>
          <table:table-cell office:value-type="float" office:value="0.019199" calcext:value-type="float">
            <text:p>0,019199</text:p>
          </table:table-cell>
          <table:table-cell office:value-type="float" office:value="1.418924" calcext:value-type="float">
            <text:p>1,4189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0.902793" calcext:value-type="float">
            <text:p>0,902793</text:p>
          </table:table-cell>
          <table:table-cell office:value-type="float" office:value="0.019176" calcext:value-type="float">
            <text:p>0,019176</text:p>
          </table:table-cell>
          <table:table-cell office:value-type="float" office:value="1.418948" calcext:value-type="float">
            <text:p>1,4189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0.902794" calcext:value-type="float">
            <text:p>0,902794</text:p>
          </table:table-cell>
          <table:table-cell office:value-type="float" office:value="0.019204" calcext:value-type="float">
            <text:p>0,019204</text:p>
          </table:table-cell>
          <table:table-cell office:value-type="float" office:value="1.418944" calcext:value-type="float">
            <text:p>1,4189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0.902788" calcext:value-type="float">
            <text:p>0,902788</text:p>
          </table:table-cell>
          <table:table-cell office:value-type="float" office:value="0.019193" calcext:value-type="float">
            <text:p>0,019193</text:p>
          </table:table-cell>
          <table:table-cell office:value-type="float" office:value="1.41893" calcext:value-type="float">
            <text:p>1,418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0.902791" calcext:value-type="float">
            <text:p>0,902791</text:p>
          </table:table-cell>
          <table:table-cell office:value-type="float" office:value="0.019189" calcext:value-type="float">
            <text:p>0,019189</text:p>
          </table:table-cell>
          <table:table-cell office:value-type="float" office:value="1.418924" calcext:value-type="float">
            <text:p>1,4189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0.902782" calcext:value-type="float">
            <text:p>0,902782</text:p>
          </table:table-cell>
          <table:table-cell office:value-type="float" office:value="0.019181" calcext:value-type="float">
            <text:p>0,019181</text:p>
          </table:table-cell>
          <table:table-cell office:value-type="float" office:value="1.418921" calcext:value-type="float">
            <text:p>1,4189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0.902791" calcext:value-type="float">
            <text:p>0,902791</text:p>
          </table:table-cell>
          <table:table-cell office:value-type="float" office:value="0.01919" calcext:value-type="float">
            <text:p>0,01919</text:p>
          </table:table-cell>
          <table:table-cell office:value-type="float" office:value="1.418921" calcext:value-type="float">
            <text:p>1,4189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902776" calcext:value-type="float">
            <text:p>0,902776</text:p>
          </table:table-cell>
          <table:table-cell office:value-type="float" office:value="0.019205" calcext:value-type="float">
            <text:p>0,019205</text:p>
          </table:table-cell>
          <table:table-cell office:value-type="float" office:value="1.418923" calcext:value-type="float">
            <text:p>1,4189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0.902789" calcext:value-type="float">
            <text:p>0,902789</text:p>
          </table:table-cell>
          <table:table-cell office:value-type="float" office:value="0.019195" calcext:value-type="float">
            <text:p>0,019195</text:p>
          </table:table-cell>
          <table:table-cell office:value-type="float" office:value="1.418929" calcext:value-type="float">
            <text:p>1,4189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0.902774" calcext:value-type="float">
            <text:p>0,902774</text:p>
          </table:table-cell>
          <table:table-cell office:value-type="float" office:value="0.019195" calcext:value-type="float">
            <text:p>0,019195</text:p>
          </table:table-cell>
          <table:table-cell office:value-type="float" office:value="1.418935" calcext:value-type="float">
            <text:p>1,4189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0.902779" calcext:value-type="float">
            <text:p>0,902779</text:p>
          </table:table-cell>
          <table:table-cell office:value-type="float" office:value="0.019191" calcext:value-type="float">
            <text:p>0,019191</text:p>
          </table:table-cell>
          <table:table-cell office:value-type="float" office:value="1.418926" calcext:value-type="float">
            <text:p>1,4189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0.902767" calcext:value-type="float">
            <text:p>0,902767</text:p>
          </table:table-cell>
          <table:table-cell office:value-type="float" office:value="0.019181" calcext:value-type="float">
            <text:p>0,019181</text:p>
          </table:table-cell>
          <table:table-cell office:value-type="float" office:value="1.418941" calcext:value-type="float">
            <text:p>1,418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0.902785" calcext:value-type="float">
            <text:p>0,902785</text:p>
          </table:table-cell>
          <table:table-cell office:value-type="float" office:value="0.019181" calcext:value-type="float">
            <text:p>0,019181</text:p>
          </table:table-cell>
          <table:table-cell office:value-type="float" office:value="1.418949" calcext:value-type="float">
            <text:p>1,4189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0.902793" calcext:value-type="float">
            <text:p>0,902793</text:p>
          </table:table-cell>
          <table:table-cell office:value-type="float" office:value="0.019198" calcext:value-type="float">
            <text:p>0,019198</text:p>
          </table:table-cell>
          <table:table-cell office:value-type="float" office:value="1.418936" calcext:value-type="float">
            <text:p>1,4189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0.902771" calcext:value-type="float">
            <text:p>0,902771</text:p>
          </table:table-cell>
          <table:table-cell office:value-type="float" office:value="0.019206" calcext:value-type="float">
            <text:p>0,019206</text:p>
          </table:table-cell>
          <table:table-cell office:value-type="float" office:value="1.418941" calcext:value-type="float">
            <text:p>1,4189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902785" calcext:value-type="float">
            <text:p>0,902785</text:p>
          </table:table-cell>
          <table:table-cell office:value-type="float" office:value="0.019183" calcext:value-type="float">
            <text:p>0,019183</text:p>
          </table:table-cell>
          <table:table-cell office:value-type="float" office:value="1.418944" calcext:value-type="float">
            <text:p>1,4189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0.902788" calcext:value-type="float">
            <text:p>0,902788</text:p>
          </table:table-cell>
          <table:table-cell office:value-type="float" office:value="0.019195" calcext:value-type="float">
            <text:p>0,019195</text:p>
          </table:table-cell>
          <table:table-cell office:value-type="float" office:value="1.418942" calcext:value-type="float">
            <text:p>1,4189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0.902795" calcext:value-type="float">
            <text:p>0,902795</text:p>
          </table:table-cell>
          <table:table-cell office:value-type="float" office:value="0.019186" calcext:value-type="float">
            <text:p>0,019186</text:p>
          </table:table-cell>
          <table:table-cell office:value-type="float" office:value="1.418957" calcext:value-type="float">
            <text:p>1,4189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0.902788" calcext:value-type="float">
            <text:p>0,902788</text:p>
          </table:table-cell>
          <table:table-cell office:value-type="float" office:value="0.019192" calcext:value-type="float">
            <text:p>0,019192</text:p>
          </table:table-cell>
          <table:table-cell office:value-type="float" office:value="1.418972" calcext:value-type="float">
            <text:p>1,4189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0.90278" calcext:value-type="float">
            <text:p>0,90278</text:p>
          </table:table-cell>
          <table:table-cell office:value-type="float" office:value="0.019176" calcext:value-type="float">
            <text:p>0,019176</text:p>
          </table:table-cell>
          <table:table-cell office:value-type="float" office:value="1.418946" calcext:value-type="float">
            <text:p>1,4189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0.902774" calcext:value-type="float">
            <text:p>0,902774</text:p>
          </table:table-cell>
          <table:table-cell office:value-type="float" office:value="0.01919" calcext:value-type="float">
            <text:p>0,01919</text:p>
          </table:table-cell>
          <table:table-cell office:value-type="float" office:value="1.418947" calcext:value-type="float">
            <text:p>1,4189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0.902777" calcext:value-type="float">
            <text:p>0,902777</text:p>
          </table:table-cell>
          <table:table-cell office:value-type="float" office:value="0.019187" calcext:value-type="float">
            <text:p>0,019187</text:p>
          </table:table-cell>
          <table:table-cell office:value-type="float" office:value="1.418959" calcext:value-type="float">
            <text:p>1,41895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0.902778" calcext:value-type="float">
            <text:p>0,902778</text:p>
          </table:table-cell>
          <table:table-cell office:value-type="float" office:value="0.019176" calcext:value-type="float">
            <text:p>0,019176</text:p>
          </table:table-cell>
          <table:table-cell office:value-type="float" office:value="1.418948" calcext:value-type="float">
            <text:p>1,4189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0.902787" calcext:value-type="float">
            <text:p>0,902787</text:p>
          </table:table-cell>
          <table:table-cell office:value-type="float" office:value="0.019181" calcext:value-type="float">
            <text:p>0,019181</text:p>
          </table:table-cell>
          <table:table-cell office:value-type="float" office:value="1.418954" calcext:value-type="float">
            <text:p>1,4189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0.90278" calcext:value-type="float">
            <text:p>0,90278</text:p>
          </table:table-cell>
          <table:table-cell office:value-type="float" office:value="0.019186" calcext:value-type="float">
            <text:p>0,019186</text:p>
          </table:table-cell>
          <table:table-cell office:value-type="float" office:value="1.418964" calcext:value-type="float">
            <text:p>1,4189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902779" calcext:value-type="float">
            <text:p>0,902779</text:p>
          </table:table-cell>
          <table:table-cell office:value-type="float" office:value="0.019181" calcext:value-type="float">
            <text:p>0,019181</text:p>
          </table:table-cell>
          <table:table-cell office:value-type="float" office:value="1.418934" calcext:value-type="float">
            <text:p>1,4189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0.902789" calcext:value-type="float">
            <text:p>0,902789</text:p>
          </table:table-cell>
          <table:table-cell office:value-type="float" office:value="0.019186" calcext:value-type="float">
            <text:p>0,019186</text:p>
          </table:table-cell>
          <table:table-cell office:value-type="float" office:value="1.418947" calcext:value-type="float">
            <text:p>1,4189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902784" calcext:value-type="float">
            <text:p>0,902784</text:p>
          </table:table-cell>
          <table:table-cell office:value-type="float" office:value="0.019205" calcext:value-type="float">
            <text:p>0,019205</text:p>
          </table:table-cell>
          <table:table-cell office:value-type="float" office:value="1.418944" calcext:value-type="float">
            <text:p>1,4189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0.90279" calcext:value-type="float">
            <text:p>0,90279</text:p>
          </table:table-cell>
          <table:table-cell office:value-type="float" office:value="0.0192" calcext:value-type="float">
            <text:p>0,0192</text:p>
          </table:table-cell>
          <table:table-cell office:value-type="float" office:value="1.418955" calcext:value-type="float">
            <text:p>1,4189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0.90277" calcext:value-type="float">
            <text:p>0,90277</text:p>
          </table:table-cell>
          <table:table-cell office:value-type="float" office:value="0.019197" calcext:value-type="float">
            <text:p>0,019197</text:p>
          </table:table-cell>
          <table:table-cell office:value-type="float" office:value="1.418952" calcext:value-type="float">
            <text:p>1,4189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0.902782" calcext:value-type="float">
            <text:p>0,902782</text:p>
          </table:table-cell>
          <table:table-cell office:value-type="float" office:value="0.019181" calcext:value-type="float">
            <text:p>0,019181</text:p>
          </table:table-cell>
          <table:table-cell office:value-type="float" office:value="1.418933" calcext:value-type="float">
            <text:p>1,4189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902789" calcext:value-type="float">
            <text:p>0,902789</text:p>
          </table:table-cell>
          <table:table-cell office:value-type="float" office:value="0.019183" calcext:value-type="float">
            <text:p>0,019183</text:p>
          </table:table-cell>
          <table:table-cell office:value-type="float" office:value="1.418937" calcext:value-type="float">
            <text:p>1,4189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0.902797" calcext:value-type="float">
            <text:p>0,902797</text:p>
          </table:table-cell>
          <table:table-cell office:value-type="float" office:value="0.019192" calcext:value-type="float">
            <text:p>0,019192</text:p>
          </table:table-cell>
          <table:table-cell office:value-type="float" office:value="1.418949" calcext:value-type="float">
            <text:p>1,4189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0.902794" calcext:value-type="float">
            <text:p>0,902794</text:p>
          </table:table-cell>
          <table:table-cell office:value-type="float" office:value="0.019207" calcext:value-type="float">
            <text:p>0,019207</text:p>
          </table:table-cell>
          <table:table-cell office:value-type="float" office:value="1.418956" calcext:value-type="float">
            <text:p>1,4189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0.902788" calcext:value-type="float">
            <text:p>0,902788</text:p>
          </table:table-cell>
          <table:table-cell office:value-type="float" office:value="0.019185" calcext:value-type="float">
            <text:p>0,019185</text:p>
          </table:table-cell>
          <table:table-cell office:value-type="float" office:value="1.418947" calcext:value-type="float">
            <text:p>1,4189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0.902788" calcext:value-type="float">
            <text:p>0,902788</text:p>
          </table:table-cell>
          <table:table-cell office:value-type="float" office:value="0.019189" calcext:value-type="float">
            <text:p>0,019189</text:p>
          </table:table-cell>
          <table:table-cell office:value-type="float" office:value="1.418931" calcext:value-type="float">
            <text:p>1,4189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0.9028" calcext:value-type="float">
            <text:p>0,9028</text:p>
          </table:table-cell>
          <table:table-cell office:value-type="float" office:value="0.019187" calcext:value-type="float">
            <text:p>0,019187</text:p>
          </table:table-cell>
          <table:table-cell office:value-type="float" office:value="1.418944" calcext:value-type="float">
            <text:p>1,4189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0.902792" calcext:value-type="float">
            <text:p>0,902792</text:p>
          </table:table-cell>
          <table:table-cell office:value-type="float" office:value="0.019195" calcext:value-type="float">
            <text:p>0,019195</text:p>
          </table:table-cell>
          <table:table-cell office:value-type="float" office:value="1.418935" calcext:value-type="float">
            <text:p>1,4189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0.902798" calcext:value-type="float">
            <text:p>0,902798</text:p>
          </table:table-cell>
          <table:table-cell office:value-type="float" office:value="0.019203" calcext:value-type="float">
            <text:p>0,019203</text:p>
          </table:table-cell>
          <table:table-cell office:value-type="float" office:value="1.41895" calcext:value-type="float">
            <text:p>1,418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902793" calcext:value-type="float">
            <text:p>0,902793</text:p>
          </table:table-cell>
          <table:table-cell office:value-type="float" office:value="0.019217" calcext:value-type="float">
            <text:p>0,019217</text:p>
          </table:table-cell>
          <table:table-cell office:value-type="float" office:value="1.418947" calcext:value-type="float">
            <text:p>1,4189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0.902815" calcext:value-type="float">
            <text:p>0,902815</text:p>
          </table:table-cell>
          <table:table-cell office:value-type="float" office:value="0.019215" calcext:value-type="float">
            <text:p>0,019215</text:p>
          </table:table-cell>
          <table:table-cell office:value-type="float" office:value="1.418929" calcext:value-type="float">
            <text:p>1,4189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0.902801" calcext:value-type="float">
            <text:p>0,902801</text:p>
          </table:table-cell>
          <table:table-cell office:value-type="float" office:value="0.019209" calcext:value-type="float">
            <text:p>0,019209</text:p>
          </table:table-cell>
          <table:table-cell office:value-type="float" office:value="1.418951" calcext:value-type="float">
            <text:p>1,4189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0.902802" calcext:value-type="float">
            <text:p>0,902802</text:p>
          </table:table-cell>
          <table:table-cell office:value-type="float" office:value="0.019216" calcext:value-type="float">
            <text:p>0,019216</text:p>
          </table:table-cell>
          <table:table-cell office:value-type="float" office:value="1.418944" calcext:value-type="float">
            <text:p>1,418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0.902818" calcext:value-type="float">
            <text:p>0,902818</text:p>
          </table:table-cell>
          <table:table-cell office:value-type="float" office:value="0.019197" calcext:value-type="float">
            <text:p>0,019197</text:p>
          </table:table-cell>
          <table:table-cell office:value-type="float" office:value="1.418946" calcext:value-type="float">
            <text:p>1,4189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0.902807" calcext:value-type="float">
            <text:p>0,902807</text:p>
          </table:table-cell>
          <table:table-cell office:value-type="float" office:value="0.019195" calcext:value-type="float">
            <text:p>0,019195</text:p>
          </table:table-cell>
          <table:table-cell office:value-type="float" office:value="1.41893" calcext:value-type="float">
            <text:p>1,4189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902797" calcext:value-type="float">
            <text:p>0,902797</text:p>
          </table:table-cell>
          <table:table-cell office:value-type="float" office:value="0.019205" calcext:value-type="float">
            <text:p>0,019205</text:p>
          </table:table-cell>
          <table:table-cell office:value-type="float" office:value="1.418937" calcext:value-type="float">
            <text:p>1,4189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0.90279" calcext:value-type="float">
            <text:p>0,90279</text:p>
          </table:table-cell>
          <table:table-cell office:value-type="float" office:value="0.019191" calcext:value-type="float">
            <text:p>0,019191</text:p>
          </table:table-cell>
          <table:table-cell office:value-type="float" office:value="1.41893" calcext:value-type="float">
            <text:p>1,4189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0.902802" calcext:value-type="float">
            <text:p>0,902802</text:p>
          </table:table-cell>
          <table:table-cell office:value-type="float" office:value="0.019188" calcext:value-type="float">
            <text:p>0,019188</text:p>
          </table:table-cell>
          <table:table-cell office:value-type="float" office:value="1.418943" calcext:value-type="float">
            <text:p>1,418943</text:p>
          </table:table-cell>
        </table:table-row>
        <table:table-row table:style-name="ro1">
          <table:table-cell table:number-columns-repeated="2"/>
          <table:table-cell table:style-name="ce1" table:formula="of:=AVERAGE([.C5:.C72])" office:value-type="float" office:value="0.902783279411765" calcext:value-type="float">
            <text:p>0,9027832794</text:p>
          </table:table-cell>
          <table:table-cell table:style-name="ce1" table:formula="of:=AVERAGE([.D5:.D72])" office:value-type="float" office:value="0.0191952058823529" calcext:value-type="float">
            <text:p>0,0191952059</text:p>
          </table:table-cell>
          <table:table-cell table:style-name="ce1" table:formula="of:=AVERAGE([.E5:.E72])" office:value-type="float" office:value="1.41894344117647" calcext:value-type="float">
            <text:p>1,4189434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50:14.250283886</dc:date>
    <dc:creator>Dorian Goepp</dc:creator>
    <meta:editing-duration>PT41S</meta:editing-duration>
    <meta:editing-cycles>1</meta:editing-cycles>
    <meta:document-statistic meta:table-count="1" meta:cell-count="382" meta:object-count="0"/>
    <meta:generator>LibreOffice/5.1.4.2$Linux_X86_64 LibreOffice_project/10m0$Build-2</meta:generator>
  </office:meta>
</office:document-meta>
</file>